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T1" style:parent-style-name="Heading_201" style:family="text"/>
    <style:style style:name="P2" style:parent-style-name="Standard" style:family="paragraph">
      <style:text-properties fo:color="#000000"/>
    </style:style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  <text:list-style style:name="L11" style:display-name="L1">
      <text:list-level-style-number text:level="1" style:num-suffix="." text:start-value="1" style:num-format="1">
        <style:list-level-properties/>
      </text:list-level-style-number>
      <text:list-level-style-number text:level="2" style:num-prefix="(" style:num-suffix=")" text:start-value="1" style:num-format="a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delta:insertion-change-idref="D" delta:insertion-type="insert-around-content" text:style-name="P1" text:outline-level="1"><delta:remove-leaving-content-start delta:removal-change-idref="D" delta:end-element-idref="end1"><text:h text:style-name="P1" text:outline-level="1"/></delta:remove-leaving-content-start>Imagine text<text:s/><delta:removed-content delta:removal-change-idref="D"><text:span text:style-name="T1">in a paragraph or heading.</text:span></delta:removed-content><delta:remove-leaving-content-end delta:end-element-id="end1"/><delta:removed-content delta:removal-change-idref="D"><text:p text:style-name="P2"/></delta:removed-content><delta:remove-leaving-content-start delta:removal-change-idref="D" delta:end-element-idref="end2"><text:list text:style-name="L11"/></delta:remove-leaving-content-start><delta:removed-content delta:removal-change-idref="D"><text:list-item><text:p text:style-name="P2">Followed by a numbered list</text:p></text:list-item></delta:removed-content><delta:removed-content delta:removal-change-idref="D"><text:list-item><text:list text:style-name="L11"><text:list-item><text:p text:style-name="P2">followed by a second level numbered list</text:p></text:list-item></text:list></text:list-item></delta:removed-content><delta:remove-leaving-content-start delta:removal-change-idref="D" delta:end-element-idref="end3"><text:list-item/></delta:remove-leaving-content-start><delta:remove-leaving-content-start delta:removal-change-idref="D" delta:end-element-idref="end4"><text:p text:style-name="P2"/></delta:remove-leaving-content-start><delta:removed-content delta:removal-change-idref="D">Where a part of the text spanning both paragraph or heading and the list is subsequently<text:s/></delta:removed-content>deleted.<delta:remove-leaving-content-end delta:end-element-id="end4"/></text:h>
      <delta:remove-leaving-content-end delta:end-element-id="end3"/>
      <text:list delta:insertion-change-idref="D" delta:insertion-type="insert-around-content" text:style-name="L11">
        <text:list-item>
          <text:p text:style-name="P2">This is where the numbered list continues (now starts).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NL" fo:font-family="Times New Roman" fo:font-size="12.000000000000000pt" fo:language="nl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NL" fo:font-family="Times New Roman" fo:font-size="12.000000000000000pt" fo:language="nl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NL" fo:font-family="Arial" fo:font-size="16.099999999999998pt" fo:font-weight="bold" fo:language="nl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NL" fo:font-family="Arial" fo:font-size="14.000000000000000pt" fo:language="nl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NL" fo:font-family="Times New Roman" fo:font-size="12.000000000000000pt" fo:language="nl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NL" fo:font-family="Times New Roman" fo:font-size="12.000000000000000pt" fo:language="nl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NL" fo:font-family="Times New Roman" fo:font-size="12.000000000000000pt" fo:language="nl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NL" fo:font-family="Times New Roman" fo:font-size="12.000000000000000pt" fo:font-style="italic" fo:language="nl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Unknown</meta:initial-creator>
    <meta:editing-cycles>1</meta:editing-cycles>
    <dc:date>2011-01-06T16:51:56</dc:date>
    <meta:creation-date>2010-07-09T17:11:23</meta:creation-date>
    <dc:creator>Ganesh</dc:creator>
  </office:meta>
</office:document-meta>
</file>